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number-columns-repeated="2"/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Обучение</text:p>
          </table:table-cell>
          <table:table-cell table:style-name="ce42" office:value-type="float" office:value="12" calcext:value-type="float">
            <text:p>12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.00.0000</text:date>, <text:time style:data-style-name="N2" text:time-value="11:54:13.5717581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0-19T13:11:11.461845656</dc:date>
    <meta:editing-duration>P74DT13H25M45S</meta:editing-duration>
    <meta:editing-cycles>386</meta:editing-cycles>
    <meta:document-statistic meta:table-count="4" meta:cell-count="458" meta:object-count="0"/>
  </office:meta>
</office:document-meta>
</file>